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4.401cm"/>
    </style:style>
    <style:style style:name="co5" style:family="table-column">
      <style:table-column-properties fo:break-before="auto" style:column-width="11.262cm"/>
    </style:style>
    <style:style style:name="co6" style:family="table-column">
      <style:table-column-properties fo:break-before="auto" style:column-width="28.78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3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6600" fo:font-weight="bold" style:font-weight-asian="bold" style:font-weight-complex="bold"/>
    </style:style>
    <style:style style:name="ce3" style:family="table-cell" style:parent-style-name="Default">
      <style:text-properties fo:color="#355e00" fo:font-weight="bold" style:font-weight-asian="bold" style:font-weight-complex="bold"/>
    </style:style>
    <style:style style:name="ce4" style:family="table-cell" style:parent-style-name="Default">
      <style:text-properties fo:color="#ff0000" fo:font-weight="bold" style:font-weight-asian="bold" style:font-weight-complex="bold"/>
    </style:style>
    <style:style style:name="ce5" style:family="table-cell" style:parent-style-name="Default">
      <style:text-properties fo:color="#006600" style:font-name="Arimo" fo:font-weight="bold" style:font-name-asian="DejaVu Sans Condensed" style:font-weight-asian="bold" style:font-name-complex="Lohit Hindi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>
      <style:text-properties style:text-underline-style="none"/>
    </style:style>
    <style:style style:name="ce9" style:family="table-cell" style:parent-style-name="Default">
      <style:text-properties fo:color="#cc9900"/>
    </style:style>
    <style:style style:name="ce10" style:family="table-cell" style:parent-style-name="Default">
      <style:text-properties fo:color="#ff0000"/>
    </style:style>
    <style:style style:name="ce11" style:family="table-cell" style:parent-style-name="Default">
      <style:text-properties fo:font-size="8pt" style:text-underline-style="solid" style:text-underline-width="auto" style:text-underline-color="font-color" style:font-size-asian="8pt" style:font-size-complex="8pt"/>
    </style:style>
    <style:style style:name="ce12" style:family="table-cell" style:parent-style-name="Default">
      <style:text-properties fo:font-size="8pt" style:font-size-asian="8pt" style:font-size-complex="8pt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ce2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>
            <text:p>Column Name <text:s/></text:p>
          </table:table-cell>
          <table:table-cell table:style-name="ce1" office:value-type="string">
            <text:p>ASDM </text:p>
          </table:table-cell>
          <table:table-cell table:style-name="ce1" office:value-type="string">
            <text:p>Estado</text:p>
          </table:table-cell>
          <table:table-cell table:style-name="ce1" office:value-type="string">
            <text:p>Comentario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ataproduct_type </text:p>
          </table:table-cell>
          <table:table-cell office:value-type="string">
            <text:p>visibility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lib_level </text:p>
          </table:table-cell>
          <table:table-cell table:style-name="ce6" office:value-type="float" office:value="1">
            <text:p>1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bs_collection </text:p>
          </table:table-cell>
          <table:table-cell office:value-type="string">
            <text:p>ALMA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bs_id </text:p>
          </table:table-cell>
          <table:table-cell office:value-type="string">
            <text:p>Scan.execBlockId -&gt;ExecBlock.execBlockUID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bs_publisher_did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cess_url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cess_format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cess_estsize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arget_name </text:p>
          </table:table-cell>
          <table:table-cell office:value-type="string">
            <text:p>Scan.sourceName -&gt; Source.sourceName ó </text:p>
            <text:p>Scan.fieldName -&gt; Field.sourceId -&gt; Source.sourceName </text:p>
          </table:table-cell>
          <table:table-cell office:value-type="string">
            <text:p>OK</text:p>
          </table:table-cell>
          <table:table-cell table:style-name="ce9" office:value-type="string">
            <text:p>Es opcional en la tabla scan!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>
            <text:p>s_ra </text:p>
          </table:table-cell>
          <table:table-cell office:value-type="string">
            <text:p>Scan.fieldName -&gt; Field.sourceId -&gt; Source.direction[0] ó </text:p>
            <text:p>Scan.sourceName -&gt; Source.direction[0] </text:p>
          </table:table-cell>
          <table:table-cell office:value-type="string">
            <text:p>OK</text:p>
          </table:table-cell>
          <table:table-cell table:style-name="ce10"/>
          <table:table-cell table:number-columns-repeated="3"/>
        </table:table-row>
        <table:table-row table:style-name="ro2">
          <table:table-cell/>
          <table:table-cell table:style-name="ce3" office:value-type="string">
            <text:p>s_dec </text:p>
          </table:table-cell>
          <table:table-cell office:value-type="string">
            <text:p>Scan.fieldName -&gt; Field.sourceId -&gt; Source.direction[1] ó </text:p>
            <text:p>Scan.sourceName -&gt; Source.direction[1] </text:p>
          </table:table-cell>
          <table:table-cell office:value-type="string">
            <text:p>OK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table:style-name="ce4" office:value-type="string">
            <text:p>s_fov </text:p>
          </table:table-cell>
          <table:table-cell office:value-type="string">
            <text:p>  </text:p>
          </table:table-cell>
          <table:table-cell/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_region </text:p>
          </table:table-cell>
          <table:table-cell office:value-type="string">
            <text:p>circl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_resolution </text:p>
          </table:table-cell>
          <table:table-cell office:value-type="string">
            <text:p>1,2 * lambda/(ExecBlock.baseRangeMax)]</text:p>
          </table:table-cell>
          <table:table-cell office:value-type="string">
            <text:p>OK</text:p>
          </table:table-cell>
          <table:table-cell table:style-name="ce9" office:value-type="string">
            <text:p>Solo falta detallar lambda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_min </text:p>
          </table:table-cell>
          <table:table-cell office:value-type="string">
            <text:p>Scan.execBlockId -&gt; ExecBlock.startTim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_max </text:p>
          </table:table-cell>
          <table:table-cell office:value-type="string">
            <text:p>Scan.execBlockId -&gt; ExecBlock.endTim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t_exptime </text:p>
          </table:table-cell>
          <table:table-cell table:style-name="ce7" office:value-type="string">
            <text:p>Para todos los SubScan.subscanIntent = ON_SOURCE </text:p>
            <text:p>para un Scan exp = SubScan.endTime – SubScan.startTime</text:p>
            <text:p><text:s/>Sumar todos los exp obtneidos </text:p>
          </table:table-cell>
          <table:table-cell office:value-type="string">
            <text:p>OK</text:p>
          </table:table-cell>
          <table:table-cell table:style-name="ce11"/>
          <table:table-cell table:style-name="ce12" table:number-columns-repeated="3"/>
        </table:table-row>
        <table:table-row table:style-name="ro1">
          <table:table-cell/>
          <table:table-cell table:style-name="ce4" office:value-type="string">
            <text:p>t_resultion </text:p>
          </table:table-cell>
          <table:table-cell office:value-type="string">
            <text:p>  </text:p>
          </table:table-cell>
          <table:table-cell/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m_min </text:p>
          </table:table-cell>
          <table:table-cell office:value-type="string">
            <text:p>Scan.execBlockId -&gt; ExecBlock.baseRangeMin </text:p>
          </table:table-cell>
          <table:table-cell table:style-name="ce8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m_max </text:p>
          </table:table-cell>
          <table:table-cell office:value-type="string">
            <text:p>Scan.execBlockId -&gt; ExecBlock.baseRangeMax </text:p>
          </table:table-cell>
          <table:table-cell table:style-name="ce8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2">
          <table:table-cell office:value-type="string">
            <text:p>x</text:p>
          </table:table-cell>
          <table:table-cell table:style-name="ce4" office:value-type="string">
            <text:p>em_res_power </text:p>
          </table:table-cell>
          <table:table-cell office:value-type="string">
            <text:p>Spectral_Window.name = ...#FULL_RES Spectal_Window.resolution </text:p>
          </table:table-cell>
          <table:table-cell table:style-name="ce8"/>
          <table:table-cell table:style-name="ce10" office:value-type="string">
            <text:p>Problema: ¿como ubicar un Spectral_Window especifico? </text:p>
            <text:p>Ejemplo: uid___A002_X36a70f_X318, scan 1 tiene souceName = J0522-364, el que a su vez tiene 33 spectralWindows, algunos de los cuales tienen &lt;resolution&gt; y no todos los resolution tienen el mismo valor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_ucd </text:p>
          </table:table-cell>
          <table:table-cell office:value-type="string">
            <text:p>em.mm </text:p>
          </table:table-cell>
          <table:table-cell table:style-name="ce8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pol_states </text:p>
          </table:table-cell>
          <table:table-cell table:style-name="ce8" office:value-type="string">
            <text:p>  </text:p>
          </table:table-cell>
          <table:table-cell table:style-name="ce8"/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acility_name </text:p>
          </table:table-cell>
          <table:table-cell office:value-type="string">
            <text:p>ALMA </text:p>
          </table:table-cell>
          <table:table-cell table:style-name="ce8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trument_name </text:p>
          </table:table-cell>
          <table:table-cell office:value-type="string">
            <text:p>ALMA </text:p>
          </table:table-cell>
          <table:table-cell table:style-name="ce8" office:value-type="string">
            <text:p>OK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>
            <text:p>lambda</text:p>
          </table:table-cell>
          <table:table-cell/>
          <table:table-cell office:value-type="string">
            <text:p>OK</text:p>
          </table:table-cell>
          <table:table-cell table:style-name="ce9" office:value-type="string">
            <text:p>Solo falta detallar la velocidad de la luz</text:p>
          </table:table-cell>
          <table:table-cell table:number-columns-repeated="3"/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s" fo:country="CL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4">24-06-2014</text:date>, <text:time>22:48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23:04:32</meta:creation-date>
    <dc:date>2014-06-24T22:48:19</dc:date>
    <meta:editing-duration>PT2H49M10S</meta:editing-duration>
    <meta:editing-cycles>16</meta:editing-cycles>
    <meta:generator>OpenOffice/4.1.0$Unix OpenOffice.org_project/410m18$Build-9764</meta:generator>
    <meta:document-statistic meta:table-count="3" meta:cell-count="100" meta:object-count="0"/>
  </office:meta>
</office:document-meta>
</file>